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AC48A63307D617C2.jpg" manifest:media-type="image/jpeg"/>
  <manifest:file-entry manifest:full-path="Pictures/100000000000028A00000340D00CBFDF9566622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DejaVu Sans2" svg:font-family="'DejaVu Sans'"/>
    <style:font-face style:name="MS Mincho1" svg:font-family="'MS Mincho'"/>
    <style:font-face style:name="Symbol1" svg:font-family="Symbol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62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65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8.498cm" fo:min-width="12.648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1cm" fo:min-width="4.477cm"/>
      <style:paragraph-properties style:writing-mode="lr-tb"/>
    </style:style>
    <style:style style:name="gr68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698cm" fo:min-width="10.848cm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4.621cm"/>
      <style:paragraph-properties style:writing-mode="lr-tb"/>
    </style:style>
    <style:style style:name="gr71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089cm" fo:min-width="9.248cm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objectwithoutfill">
      <style:graphic-properties draw:marker-end="Arrow" draw:marker-end-width="0.2cm" draw:fill="solid" draw:textarea-vertical-align="middle"/>
    </style:style>
    <style:style style:name="gr98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99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00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0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08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0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objectwithoutfill">
      <style:graphic-properties draw:stroke="dash" draw:stroke-dash="Double_20_Dash" draw:marker-start="Arrow" draw:marker-end="" draw:marker-end-width="0.2cm" svg:stroke-opacity="50%" draw:fill="solid" draw:textarea-vertical-align="middle"/>
    </style:style>
    <style:style style:name="gr1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>
      <style:graphic-properties draw:fill="none" draw:textarea-vertical-align="middle" draw:auto-grow-height="false" fo:min-height="1.742cm" fo:min-width="0cm"/>
    </style:style>
    <style:style style:name="gr1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101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37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objectwithoutfill">
      <style:graphic-properties draw:stroke="dash" draw:stroke-dash="Long_20_Dot" draw:marker-start="Arrow" draw:marker-end="" draw:marker-end-width="0.2cm" svg:stroke-opacity="50%" draw:fill="solid" draw:textarea-vertical-align="middle"/>
    </style:style>
    <style:style style:name="gr1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2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3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5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1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24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5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7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2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29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3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31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3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33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3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35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3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37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8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39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0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4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42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3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4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4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ymbol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ymbol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2" style:font-size-asian="9pt" style:language-asian="zxx" style:country-asian="none" style:font-style-asian="italic" style:font-weight-asian="normal" style:font-name-complex="DejaVu Sans2" style:font-size-complex="9pt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1" style:family="text">
      <style:text-properties fo:language="zxx" fo:country="none" style:language-asian="zxx" style:country-asian="none" style:language-complex="zxx" style:country-complex="none"/>
    </style:style>
    <style:style style:name="T22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23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24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2" style:font-size-asian="15pt" style:language-asian="zxx" style:country-asian="none" style:font-style-asian="normal" style:font-weight-asian="bold" style:font-name-complex="DejaVu Sans2" style:font-size-complex="15pt" style:language-complex="zxx" style:country-complex="none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Imagen 37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1.957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5.986cm" svg:y="10.61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6.023cm" svg:y="12.07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6.091cm" svg:y="13.92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59cm" svg:height="0.687cm" svg:x="10.828cm" svg:y="15.14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4.095cm" svg:height="0.687cm" svg:x="12.547cm" svg:y="15.18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7" draw:layer="layout" svg:width="1.862cm" svg:height="0.817cm" svg:x="12.477cm" svg:y="11.33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2.477cm" svg:y="12.68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2.619cm" svg:y="14.36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1" draw:layer="layout" svg:width="0.645cm" svg:height="1.146cm" svg:x="11.026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7" draw:text-style-name="P7" draw:layer="layout" svg:width="1.832cm" svg:height="0.817cm" svg:x="8.89cm" svg:y="10.58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435cm" svg:height="0.817cm" svg:x="15.089cm" svg:y="11.26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5.111cm" svg:y="12.71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4cm" svg:height="0.817cm" svg:x="15.136cm" svg:y="14.37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" draw:text-style-name="P1" draw:layer="layout" svg:width="2.749cm" svg:height="0.805cm" draw:transform="rotate (-1.5707963267949) translate (11.68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6" draw:text-style-name="P5" draw:layer="layout" svg:width="0.685cm" svg:height="0.687cm" svg:x="11.452cm" svg:y="13.09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5.082cm" svg:y="13.15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">
          <draw:custom-shape draw:name="CustomShape 30" draw:style-name="gr8" draw:text-style-name="P8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1" draw:style-name="gr9" draw:text-style-name="P1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2">
          <draw:custom-shape draw:name="CustomShape 33" draw:style-name="gr8" draw:text-style-name="P8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9" draw:text-style-name="P1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5">
          <draw:custom-shape draw:name="CustomShape 36" draw:style-name="gr8" draw:text-style-name="P8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7" draw:style-name="gr9" draw:text-style-name="P1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8">
          <draw:custom-shape draw:name="CustomShape 39" draw:style-name="gr8" draw:text-style-name="P8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1">
          <draw:custom-shape draw:name="CustomShape 42" draw:style-name="gr8" draw:text-style-name="P8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9" draw:text-style-name="P1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4">
          <draw:custom-shape draw:name="CustomShape 45" draw:style-name="gr8" draw:text-style-name="P8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6" draw:style-name="gr9" draw:text-style-name="P1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7" draw:style-name="gr7" draw:text-style-name="P7" draw:layer="layout" svg:width="0.753cm" svg:height="0.75cm" svg:x="10.528cm" svg:y="9.155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g draw:name="Group 1">
          <draw:custom-shape draw:name="CustomShape 2" draw:style-name="gr11" draw:text-style-name="P10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1" draw:text-style-name="P1" draw:layer="layout" svg:width="9.851cm" svg:height="12.611cm" svg:x="3.684cm" svg:y="2.583cm">
              <draw:image xlink:href="Pictures/100000000000028A00000340D00CBFDF9566622B.jpg" xlink:type="simple" xlink:show="embed" xlink:actuate="onLoad" loext:mime-type="image/jpeg">
                <text:p/>
              </draw:image>
            </draw:frame>
            <draw:custom-shape draw:name="CustomShape 4" draw:style-name="gr11" draw:text-style-name="P10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3" draw:text-style-name="P1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3cm" svg:height="0.03cm" svg:x="12.494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338cm" svg:height="0.687cm" draw:transform="rotate (1.5707963267949) translate (9.2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" draw:text-style-name="P1" draw:layer="layout" svg:width="0.645cm" svg:height="1.146cm" svg:x="11.563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1.982cm" svg:height="0.687cm" draw:transform="rotate (1.5707963267949) translate (9.2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17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7" draw:text-style-name="P7" draw:layer="layout" svg:width="0.753cm" svg:height="0.75cm" svg:x="11.0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name="Imagen 159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9.4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3.8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9.8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6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3.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0.694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1.6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3.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1.6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4.7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4.7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4.8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338cm" svg:height="0.687cm" draw:transform="rotate (1.5707963267949) translate (7.4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1.59cm" svg:height="0.687cm" svg:x="9.5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4.095cm" svg:height="0.687cm" svg:x="11.2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1.2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1.2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1.3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" draw:text-style-name="P1" draw:layer="layout" svg:width="0.645cm" svg:height="1.146cm" svg:x="9.763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7" draw:text-style-name="P7" draw:layer="layout" svg:width="1.832cm" svg:height="0.817cm" svg:x="7.6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3.8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3.8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4cm" svg:height="0.817cm" svg:x="13.8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5" draw:layer="layout" svg:width="1.982cm" svg:height="0.687cm" draw:transform="rotate (1.5707963267949) translate (7.4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1" draw:layer="layout" svg:width="2.749cm" svg:height="0.805cm" draw:transform="rotate (-1.5707963267949) translate (10.417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6" draw:text-style-name="P5" draw:layer="layout" svg:width="0.685cm" svg:height="0.687cm" svg:x="10.1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0.685cm" svg:height="0.687cm" svg:x="13.8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8" draw:text-style-name="P8" draw:layer="layout" svg:width="0.229cm" svg:height="0.515cm" draw:transform="rotate (-1.5707963267949) translate (10.9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9" draw:text-style-name="P1" draw:layer="layout" svg:width="0.199cm" svg:height="0.53cm" draw:transform="rotate (-1.5707963267949) translate (10.9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8" draw:text-style-name="P8" draw:layer="layout" svg:width="0.229cm" svg:height="0.515cm" draw:transform="rotate (-1.5707963267949) translate (13.3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3.338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3.3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3.35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0.9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0.979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3.3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3.3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7" draw:text-style-name="P7" draw:layer="layout" svg:width="0.753cm" svg:height="0.75cm" svg:x="9.2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" draw:text-style-name="P3" draw:layer="layout" svg:width="0.248cm" svg:height="0.278cm" svg:x="9.4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7" draw:text-style-name="P7" draw:layer="layout" svg:width="1.443cm" svg:height="0.77cm" svg:x="8.071cm" svg:y="5.135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443cm" svg:height="0.77cm" svg:x="8.068cm" svg:y="7.425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3">
          <draw:custom-shape draw:name="CustomShape 54" draw:style-name="gr8" draw:text-style-name="P8" draw:layer="layout" svg:width="0.229cm" svg:height="0.515cm" svg:x="9.512cm" svg:y="6.2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5" draw:style-name="gr9" draw:text-style-name="P1" draw:layer="layout" svg:width="0.199cm" svg:height="0.53cm" svg:x="9.538cm" svg:y="6.23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6" draw:style-name="gr4" draw:text-style-name="P3" draw:layer="layout" svg:width="0.248cm" svg:height="0.278cm" svg:x="9.495cm" svg:y="7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9.5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9.5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0" draw:style-name="gr7" draw:text-style-name="P7" draw:layer="layout" svg:width="1.147cm" svg:height="0.77cm" svg:x="8.1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custom-shape draw:name="CustomShape 62" draw:style-name="gr8" draw:text-style-name="P8" draw:layer="layout" svg:width="0.229cm" svg:height="0.515cm" svg:x="9.4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9" draw:text-style-name="P1" draw:layer="layout" svg:width="0.199cm" svg:height="0.53cm" svg:x="9.5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" draw:text-style-name="P3" draw:layer="layout" svg:width="0.248cm" svg:height="0.278cm" svg:x="9.5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2" draw:text-style-name="P11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0.434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4.463cm" svg:y="11.414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4.5cm" svg:y="12.869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4.568cm" svg:y="14.716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9.305cm" svg:y="15.935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1.024cm" svg:y="15.979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0.954cm" svg:y="12.127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0.954cm" svg:y="13.484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1.096cm" svg:y="15.157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9.503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6.4cm" svg:y="11.253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3.566cm" svg:y="12.061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3.588cm" svg:y="13.512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13.613cm" svg:y="15.1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0.157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9.929cm" svg:y="13.893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13.559cm" svg:y="13.954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6.978cm" svg:y="5.589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8.22cm" svg:y="7.97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7.022cm" svg:y="4.145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1.38cm" svg:y="4.152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9.863cm" svg:y="7.539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9.411cm" svg:y="9.332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8.415cm" svg:y="6.796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9.309cm" svg:y="3.702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7.971cm" svg:y="3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6.439cm" svg:y="14.135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1.447cm" svg:y="7.972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2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7.837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21.866cm" svg:y="11.181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21.903cm" svg:y="12.636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21.971cm" svg:y="14.483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16.708cm" svg:y="15.702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8.427cm" svg:y="15.746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8.357cm" svg:y="11.894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8.357cm" svg:y="13.251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8.499cm" svg:y="14.924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16.906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13.803cm" svg:y="11.0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20.969cm" svg:y="11.828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20.991cm" svg:y="13.279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21.016cm" svg:y="14.93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7.56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17.332cm" svg:y="13.66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20.962cm" svg:y="13.721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14.381cm" svg:y="5.35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15.623cm" svg:y="7.741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14.425cm" svg:y="3.912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8.783cm" svg:y="3.919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17.266cm" svg:y="7.306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16.814cm" svg:y="9.099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15.818cm" svg:y="6.563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16.712cm" svg:y="3.469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15.374cm" svg:y="2.767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13.842cm" svg:y="13.902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8.85cm" svg:y="7.739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3" draw:text-style-name="P1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" draw:text-style-name="P3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" draw:text-style-name="P3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5" draw:text-style-name="P1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" draw:text-style-name="P3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" draw:text-style-name="P3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5" draw:text-style-name="P1" draw:layer="layout" svg:width="3.173cm" svg:height="0.03cm" svg:x="9.139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" draw:text-style-name="P3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" draw:text-style-name="P3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5" draw:text-style-name="P1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" draw:text-style-name="P3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6" draw:text-style-name="P5" draw:layer="layout" svg:width="1.59cm" svg:height="0.687cm" svg:x="8.01cm" svg:y="15.51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6" draw:text-style-name="P5" draw:layer="layout" svg:width="4.095cm" svg:height="0.687cm" svg:x="9.729cm" svg:y="15.55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7" draw:text-style-name="P7" draw:layer="layout" svg:width="1.862cm" svg:height="0.817cm" svg:x="9.659cm" svg:y="11.70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7" draw:text-style-name="P7" draw:layer="layout" svg:width="1.862cm" svg:height="0.817cm" svg:x="9.659cm" svg:y="13.05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7" draw:text-style-name="P7" draw:layer="layout" svg:width="1.862cm" svg:height="0.817cm" svg:x="9.801cm" svg:y="14.73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" draw:text-style-name="P1" draw:layer="layout" svg:width="0.645cm" svg:height="1.146cm" svg:x="8.208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7" draw:text-style-name="P7" draw:layer="layout" svg:width="1.832cm" svg:height="0.817cm" svg:x="6.072cm" svg:y="10.95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7" draw:text-style-name="P7" draw:layer="layout" svg:width="1.435cm" svg:height="0.817cm" svg:x="12.271cm" svg:y="11.63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7" draw:text-style-name="P7" draw:layer="layout" svg:width="1.435cm" svg:height="0.817cm" svg:x="12.293cm" svg:y="13.08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7" draw:text-style-name="P7" draw:layer="layout" svg:width="1.434cm" svg:height="0.817cm" svg:x="12.318cm" svg:y="14.74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" draw:text-style-name="P1" draw:layer="layout" svg:width="2.749cm" svg:height="0.805cm" draw:transform="rotate (-1.5707963267949) translate (8.862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6" draw:text-style-name="P5" draw:layer="layout" svg:width="0.685cm" svg:height="0.687cm" svg:x="8.634cm" svg:y="13.46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6" draw:text-style-name="P5" draw:layer="layout" svg:width="0.685cm" svg:height="0.687cm" svg:x="12.264cm" svg:y="13.52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8" draw:text-style-name="P8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9" draw:text-style-name="P1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8" draw:text-style-name="P8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9" draw:text-style-name="P1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8" draw:text-style-name="P8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9" draw:text-style-name="P1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8" draw:text-style-name="P8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9" draw:text-style-name="P1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8" draw:text-style-name="P8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9" draw:text-style-name="P1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8" draw:text-style-name="P8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9" draw:text-style-name="P1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" draw:text-style-name="P3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7" draw:text-style-name="P7" draw:layer="layout" svg:width="1.443cm" svg:height="0.77cm" svg:x="6.492cm" svg:y="5.80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7" draw:text-style-name="P7" draw:layer="layout" svg:width="1.443cm" svg:height="0.77cm" svg:x="6.513cm" svg:y="7.78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8" draw:text-style-name="P8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9" draw:text-style-name="P1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" draw:text-style-name="P3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8" draw:text-style-name="P8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9" draw:text-style-name="P1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7" draw:text-style-name="P7" draw:layer="layout" svg:width="1.147cm" svg:height="0.77cm" svg:x="6.537cm" svg:y="4.103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8" draw:text-style-name="P8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9" draw:text-style-name="P1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" draw:text-style-name="P3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6" draw:text-style-name="P5" draw:layer="layout" svg:width="5.788cm" svg:height="1.256cm" svg:x="5.262cm" svg:y="1.649cm">
          <text:p text:style-name="P4"><text:span text:style-name="T14"><text:s/></text:span><text:span text:style-name="T14">a) Hydraulics </text:span><text:span text:style-name="T15">without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6" draw:text-style-name="P5" draw:layer="layout" svg:width="5.788cm" svg:height="1.258cm" svg:x="12.915cm" svg:y="1.64cm">
          <text:p text:style-name="P4"><text:span text:style-name="T14"><text:s/></text:span><text:span text:style-name="T14">b) Hydraulics </text:span><text:span text:style-name="T15">with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6" draw:text-style-name="P7" draw:layer="layout" svg:width="1.677cm" svg:height="0.745cm" svg:x="7.388cm" svg:y="2.832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1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5" draw:text-style-name="P1" draw:layer="layout" svg:width="3.173cm" svg:height="0.03cm" svg:x="12.494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1" draw:layer="layout" svg:width="0.645cm" svg:height="1.146cm" svg:x="11.563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17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8" draw:text-style-name="P8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20" draw:text-style-name="P13" draw:layer="layout" svg:width="1.464cm" svg:height="0.745cm" svg:x="12.3cm" svg:y="4.107cm">
          <text:p text:style-name="P4"><text:span text:style-name="T10"></text:span><text:span text:style-name="T16">S</text:span><text:span text:style-name="T11">l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3" draw:text-style-name="P1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7" draw:text-style-name="P7" draw:layer="layout" svg:width="0.753cm" svg:height="0.75cm" svg:x="11.065cm" svg:y="2.556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" draw:text-style-name="P3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20" draw:text-style-name="P13" draw:layer="layout" svg:width="1.549cm" svg:height="0.745cm" svg:x="12.293cm" svg:y="5.503cm">
          <text:p text:style-name="P4"><text:span text:style-name="T10"></text:span><text:span text:style-name="T16">S</text:span><text:span text:style-name="T11">N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3" draw:text-style-name="P1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20" draw:text-style-name="P13" draw:layer="layout" svg:width="1.515cm" svg:height="0.745cm" svg:x="12.305cm" svg:y="7.174cm">
          <text:p text:style-name="P4"><text:span text:style-name="T10"></text:span><text:span text:style-name="T16">S</text:span><text:span text:style-name="T17">2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3" draw:text-style-name="P1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20" draw:text-style-name="P13" draw:layer="layout" svg:width="1.553cm" svg:height="0.745cm" svg:x="12.285cm" svg:y="8.548cm">
          <text:p text:style-name="P4"><text:span text:style-name="T10"></text:span><text:span text:style-name="T16">S</text:span><text:span text:style-name="T17">1</text:span><text:span text:style-name="T16"> 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3" draw:text-style-name="P1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3" draw:layer="layout" svg:width="1.346cm" svg:height="0.745cm" svg:x="13.628cm" svg:y="8.614cm">
          <text:p text:style-name="P4"><text:span text:style-name="T10"></text:span><text:span text:style-name="T11">sym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7" draw:layer="layout" svg:width="1.121cm" svg:height="0.817cm" svg:x="10.859cm" svg:y="2.556cm">
          <text:p text:style-name="P6"><text:span text:style-name="T6">E</text:span><text:span text:style-name="T4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13" draw:layer="layout" svg:width="1.562cm" svg:height="0.745cm" svg:x="13.519cm" svg:y="4.264cm">
          <text:p text:style-name="P4"><text:span text:style-name="T10"></text:span><text:span text:style-name="T11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13" draw:layer="layout" svg:width="1.337cm" svg:height="0.745cm" svg:x="10.762cm" svg:y="8.614cm">
          <text:p text:style-name="P4"><text:span text:style-name="T10"></text:span><text:span text:style-name="T11">apo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7" draw:text-style-name="P1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13" draw:layer="layout" svg:width="1.346cm" svg:height="0.745cm" svg:x="13.628cm" svg:y="7.321cm">
          <text:p text:style-name="P4"><text:span text:style-name="T10"></text:span><text:span text:style-name="T11">sym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13" draw:layer="layout" svg:width="1.337cm" svg:height="0.745cm" svg:x="10.762cm" svg:y="7.321cm">
          <text:p text:style-name="P4"><text:span text:style-name="T10"></text:span><text:span text:style-name="T11">apo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1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7" draw:text-style-name="P1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1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13" draw:layer="layout" svg:width="1.553cm" svg:height="0.745cm" svg:x="10.654cm" svg:y="4.266cm">
          <text:p text:style-name="P4"><text:span text:style-name="T10"></text:span><text:span text:style-name="T11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7" draw:text-style-name="P1" draw:layer="layout" svg:width="1.166cm" svg:height="0.001cm" svg:x="12.279cm" svg:y="4.5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13" draw:layer="layout" svg:width="1.38cm" svg:height="0.745cm" svg:x="13.611cm" svg:y="5.594cm">
          <text:p text:style-name="P4"><text:span text:style-name="T10"></text:span><text:span text:style-name="T11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0" draw:text-style-name="P13" draw:layer="layout" svg:width="1.371cm" svg:height="0.745cm" svg:x="10.745cm" svg:y="5.594cm">
          <text:p text:style-name="P4"><text:span text:style-name="T10"></text:span><text:span text:style-name="T11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7" draw:text-style-name="P1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7" draw:text-style-name="P1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6" draw:text-style-name="P5" draw:layer="layout" svg:width="0.685cm" svg:height="0.687cm" svg:x="12.59cm" svg:y="6.37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7" draw:text-style-name="P1" draw:layer="layout" svg:width="0.001cm" svg:height="0.614cm" svg:x="11.403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g>
          <draw:frame draw:name="Imagen 607" draw:style-name="gr1" draw:text-style-name="P1" draw:layer="layout" svg:width="7.401cm" svg:height="10.914cm" svg:x="1.2cm" svg:y="4.9cm">
            <draw:image xlink:href="Pictures/100000000000028A00000340D00CBFDF9566622B.jpg" xlink:type="simple" xlink:show="embed" xlink:actuate="onLoad" loext:mime-type="image/jpeg">
              <text:p/>
            </draw:image>
          </draw:frame>
          <draw:custom-shape draw:name="CustomShape 2" draw:style-name="gr21" draw:text-style-name="P2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22" draw:text-style-name="P12" xml:id="id3" draw:id="id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23" draw:text-style-name="P14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24" draw:text-style-name="P15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25" draw:text-style-name="P5" draw:layer="layout" svg:width="2.668cm" svg:height="0.635cm" svg:x="6.59cm" svg:y="4.665cm">
            <text:p text:style-name="P4"><text:span text:style-name="T14"><text:s/></text:span><text:span text:style-name="T14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26" draw:text-style-name="P5" draw:layer="layout" svg:width="2.668cm" svg:height="0.635cm" svg:x="9.99cm" svg:y="4.665cm">
            <text:p text:style-name="P4"><text:span text:style-name="T14"><text:s/></text:span><text:span text:style-name="T14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27" draw:text-style-name="P5" draw:layer="layout" svg:width="2.668cm" svg:height="0.635cm" svg:x="13.29cm" svg:y="4.665cm">
            <text:p text:style-name="P4"><text:span text:style-name="T14"><text:s/></text:span><text:span text:style-name="T14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22" draw:text-style-name="P12" xml:id="id5" draw:id="id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23" draw:text-style-name="P14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28" draw:text-style-name="P15" xml:id="id1" draw:id="id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23" draw:text-style-name="P14" xml:id="id2" draw:id="id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29" draw:text-style-name="P16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30" draw:text-style-name="P5" draw:layer="layout" svg:width="4.316cm" svg:height="0.635cm" svg:x="9.338cm" svg:y="16.432cm">
            <text:p text:style-name="P4"><text:span text:style-name="T14"><text:s/></text:span><text:span text:style-name="T14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31" draw:text-style-name="P17" xml:id="id7" draw:id="id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32" draw:text-style-name="P5" draw:layer="layout" svg:width="4.316cm" svg:height="0.635cm" svg:x="2.738cm" svg:y="3.032cm">
            <text:p text:style-name="P4"><text:span text:style-name="T14"><text:s/></text:span><text:span text:style-name="T14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33" draw:text-style-name="P5" draw:layer="layout" svg:width="1.96cm" svg:height="0.868cm" svg:x="12.842cm" svg:y="10.518cm">
            <text:p text:style-name="P4"><text:span text:style-name="T18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34" draw:text-style-name="P5" xml:id="id6" draw:id="id6" draw:layer="layout" svg:width="1.768cm" svg:height="1.336cm" svg:x="12.132cm" svg:y="5.52cm">
            <text:p text:style-name="P4"><text:span text:style-name="T18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35" draw:text-style-name="P5" draw:layer="layout" svg:width="1.768cm" svg:height="1.336cm" svg:x="12.025cm" svg:y="14.238cm">
            <text:p text:style-name="P4"><text:span text:style-name="T18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36" draw:text-style-name="P5" draw:layer="layout" svg:width="1.768cm" svg:height="1.336cm" svg:x="9.639cm" svg:y="13.756cm">
            <text:p text:style-name="P4"><text:span text:style-name="T18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37" draw:text-style-name="P5" draw:layer="layout" svg:width="2.722cm" svg:height="0.743cm" svg:x="8.007cm" svg:y="4.057cm">
            <text:p text:style-name="P4"><text:span text:style-name="T18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38" draw:text-style-name="P5" draw:layer="layout" svg:width="2.214cm" svg:height="1.168cm" svg:x="7.768cm" svg:y="7.632cm">
            <text:p text:style-name="P4"><text:span text:style-name="T18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39" draw:text-style-name="P5" draw:layer="layout" svg:width="2.386cm" svg:height="1.09cm" svg:x="15.532cm" svg:y="5.52cm">
            <text:p text:style-name="P4"><text:span text:style-name="T18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40" draw:text-style-name="P1" draw:layer="layout" svg:x1="15.734cm" svg:y1="6.556cm" svg:x2="18.142cm" svg:y2="6.556cm">
            <text:p/>
          </draw:line>
          <draw:custom-shape draw:name="CustomShape 28" draw:style-name="gr41" draw:text-style-name="P5" draw:layer="layout" svg:width="2.386cm" svg:height="1.09cm" svg:x="15.532cm" svg:y="8.72cm">
            <text:p text:style-name="P4"><text:span text:style-name="T18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42" draw:text-style-name="P5" draw:layer="layout" svg:width="2.386cm" svg:height="1.09cm" svg:x="15.532cm" svg:y="13.22cm">
            <text:p text:style-name="P4"><text:span text:style-name="T18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40" draw:text-style-name="P1" draw:layer="layout" svg:x1="15.717cm" svg:y1="9.739cm" svg:x2="18.125cm" svg:y2="9.739cm">
            <text:p/>
          </draw:line>
          <draw:line draw:name="Line 31" draw:style-name="gr40" draw:text-style-name="P1" draw:layer="layout" svg:x1="15.725cm" svg:y1="14.216cm" svg:x2="18.133cm" svg:y2="14.216cm">
            <text:p/>
          </draw:line>
          <draw:line draw:name="Line 33" draw:style-name="gr40" draw:text-style-name="P1" draw:layer="layout" svg:x1="8.082cm" svg:y1="7.4cm" svg:x2="8.082cm" svg:y2="9.108cm">
            <text:p/>
          </draw:line>
          <draw:line draw:name="Line 34" draw:style-name="gr43" draw:text-style-name="P1" draw:layer="layout" svg:x1="8.007cm" svg:y1="3.969cm" svg:x2="8.016cm" svg:y2="5.81cm">
            <text:p/>
          </draw:line>
          <draw:custom-shape draw:name="CustomShape 35" draw:style-name="gr44" draw:text-style-name="P1" draw:layer="layout" svg:width="5.752cm" svg:height="0.001cm" draw:transform="rotate (-1.5707963267949) translate (11.392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line draw:name="Line 36" draw:style-name="gr45" draw:text-style-name="P1" draw:layer="layout" svg:x1="9.067cm" svg:y1="9.739cm" svg:x2="10.4cm" svg:y2="9.756cm">
            <text:p/>
          </draw:line>
          <draw:line draw:name="Line 37" draw:style-name="gr45" draw:text-style-name="P1" draw:layer="layout" svg:x1="9.067cm" svg:y1="6.556cm" svg:x2="10.4cm" svg:y2="6.556cm">
            <text:p/>
          </draw:line>
          <draw:custom-shape draw:name="CustomShape 38" draw:style-name="gr46" draw:text-style-name="P5" draw:layer="layout" svg:width="1.515cm" svg:height="0.745cm" svg:x="7.375cm" svg:y="6.1cm">
            <text:p text:style-name="P4"><text:span text:style-name="T19">SS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7" draw:text-style-name="P5" draw:layer="layout" svg:width="1.515cm" svg:height="0.745cm" svg:x="10.669cm" svg:y="6.085cm">
            <text:p text:style-name="P4"><text:span text:style-name="T19">ST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48" draw:text-style-name="P5" draw:layer="layout" svg:width="1.515cm" svg:height="0.745cm" svg:x="14.018cm" svg:y="6.051cm">
            <text:p text:style-name="P4"><text:span text:style-name="T19">B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5" draw:layer="layout" svg:width="1.515cm" svg:height="0.745cm" svg:x="7.358cm" svg:y="9.357cm">
            <text:p text:style-name="P4"><text:span text:style-name="T19">SS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50" draw:text-style-name="P5" draw:layer="layout" svg:width="1.515cm" svg:height="0.745cm" svg:x="10.652cm" svg:y="9.341cm">
            <text:p text:style-name="P4"><text:span text:style-name="T19">ST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51" draw:text-style-name="P5" draw:layer="layout" svg:width="1.515cm" svg:height="0.745cm" svg:x="14.002cm" svg:y="9.307cm">
            <text:p text:style-name="P4"><text:span text:style-name="T19">B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52" draw:text-style-name="P5" draw:layer="layout" svg:width="1.515cm" svg:height="0.745cm" svg:x="13.96cm" svg:y="13.723cm">
            <text:p text:style-name="P4"><text:span text:style-name="T19">B</text:span><text:span text:style-name="T20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53" draw:text-style-name="P1" draw:layer="layout" svg:x1="11.382cm" svg:y1="7.302cm" svg:x2="11.389cm" svg:y2="9.01cm">
            <text:p/>
          </draw:line>
          <draw:connector draw:style-name="gr54" draw:text-style-name="P18" draw:layer="layout" svg:x1="12.4cm" svg:y1="9.755cm" svg:x2="13.765cm" svg:y2="14.255cm" draw:start-shape="id1" draw:end-shape="id2" draw:end-glue-point="3" svg:d="M12400 9755h682v4500h683" svg:viewBox="0 0 1366 4501">
            <text:p/>
          </draw:connector>
          <draw:line draw:name="Line 27_0" draw:style-name="gr40" draw:text-style-name="P1" draw:layer="layout" svg:x1="12.43cm" svg:y1="9.755cm" svg:x2="13.765cm" svg:y2="9.755cm">
            <text:p/>
          </draw:line>
          <draw:connector draw:style-name="gr54" draw:text-style-name="P18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55" draw:text-style-name="P5" xml:id="id4" draw:id="id4" draw:layer="layout" svg:width="2.722cm" svg:height="0.743cm" svg:x="1.432cm" svg:y="3.22cm">
            <text:p text:style-name="P4"><text:span text:style-name="T18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6" draw:text-style-name="P18" draw:layer="layout" svg:x1="7.07cm" svg:y1="6.655cm" svg:x2="2.793cm" svg:y2="3.963cm" draw:start-shape="id3" draw:start-glue-point="3" draw:end-shape="id4" draw:end-glue-point="2" svg:d="M7070 6655h-4277v-2692" svg:viewBox="0 0 4278 2693">
            <text:p/>
          </draw:connector>
          <draw:connector draw:style-name="gr56" draw:text-style-name="P18" draw:layer="layout" svg:x1="7.1cm" svg:y1="9.845cm" svg:x2="2.793cm" svg:y2="3.963cm" draw:start-shape="id5" draw:start-glue-point="3" draw:end-shape="id4" draw:end-glue-point="2" svg:d="M7100 9845h-4307v-5882" svg:viewBox="0 0 4308 5883">
            <text:p/>
          </draw:connector>
          <draw:custom-shape draw:name="CustomShape 24_1" draw:style-name="gr57" draw:text-style-name="P5" draw:layer="layout" svg:width="2.722cm" svg:height="0.743cm" svg:x="0.432cm" svg:y="5.02cm">
            <text:p text:style-name="P4"><text:span text:style-name="T18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6" draw:text-style-name="P18" draw:layer="layout" svg:x1="13.016cm" svg:y1="5.52cm" svg:x2="9.616cm" svg:y2="3.411cm" draw:start-shape="id6" draw:start-glue-point="0" draw:end-shape="id7" draw:end-glue-point="1" svg:d="M13016 5520v-2109h-3400" svg:viewBox="0 0 3401 2110">
            <text:p/>
          </draw:connector>
          <draw:custom-shape draw:name="CustomShape 24_3" draw:style-name="gr58" draw:text-style-name="P5" draw:layer="layout" svg:width="2.722cm" svg:height="0.743cm" svg:x="10.378cm" svg:y="2.457cm">
            <text:p text:style-name="P4"><text:span text:style-name="T18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g>
          <draw:custom-shape draw:style-name="gr59" draw:text-style-name="P19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20" draw:layer="layout" svg:width="2.686cm" svg:height="0.962cm" svg:x="4.6cm" svg:y="0.6cm">
            <draw:text-box>
              <text:p><text:span text:style-name="T21">fordyn()</text:span></text:p>
            </draw:text-box>
          </draw:frame>
          <draw:frame draw:style-name="gr61" draw:text-style-name="P20" draw:layer="layout" svg:width="2.826cm" svg:height="0.962cm" svg:x="5.714cm" svg:y="4.2cm">
            <draw:text-box>
              <text:p><text:span text:style-name="T21">growth()</text:span></text:p>
            </draw:text-box>
          </draw:frame>
          <draw:custom-shape draw:style-name="gr62" draw:text-style-name="P19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63" draw:text-style-name="P21" draw:layer="layout" svg:width="3.321cm" svg:height="0.878cm" svg:x="11.679cm" svg:y="2.322cm">
            <draw:text-box>
              <text:p><text:span text:style-name="T22">recruitment</text:span></text:p>
            </draw:text-box>
          </draw:frame>
          <draw:frame draw:style-name="gr64" draw:text-style-name="P20" draw:layer="layout" svg:width="2.403cm" svg:height="0.962cm" svg:x="6.974cm" svg:y="6.838cm">
            <draw:text-box>
              <text:p><text:span text:style-name="T21">spwb()</text:span></text:p>
            </draw:text-box>
          </draw:frame>
          <draw:custom-shape draw:style-name="gr65" draw:text-style-name="P19" draw:layer="layout" svg:width="13.2cm" svg:height="8.8cm" svg:x="7cm" svg:y="7.8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23" draw:layer="layout" svg:width="7.669cm" svg:height="2.015cm" svg:x="10.5cm" svg:y="5.485cm">
            <draw:text-box>
              <text:p text:style-name="P22"><text:span text:style-name="T23">carbon balance</text:span></text:p>
              <text:p text:style-name="P22"><text:span text:style-name="T23">tissue growth and senescence</text:span></text:p>
              <text:p text:style-name="P22"><text:span text:style-name="T23">mortality</text:span></text:p>
            </draw:text-box>
          </draw:frame>
          <draw:frame draw:style-name="gr67" draw:text-style-name="P23" draw:layer="layout" svg:width="4.977cm" svg:height="3.191cm" svg:x="13.4cm" svg:y="12.3cm">
            <draw:text-box>
              <text:p text:style-name="P22"><text:span text:style-name="T23">soil hydrology</text:span></text:p>
              <text:p text:style-name="P22"><text:span text:style-name="T23">rainfall interception</text:span></text:p>
              <text:p text:style-name="P22"><text:span text:style-name="T23">soil water balance</text:span></text:p>
              <text:p text:style-name="P22"><text:span text:style-name="T23">leaf phenology</text:span></text:p>
              <text:p text:style-name="P22"><text:span text:style-name="T23">plant transpiration</text:span></text:p>
            </draw:text-box>
          </draw:frame>
          <draw:custom-shape draw:style-name="gr68" draw:text-style-name="P19" draw:layer="layout" svg:width="11.4cm" svg:height="7cm" svg:x="8cm" svg:y="9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4" draw:layer="layout" svg:width="2.813cm" svg:height="0.839cm" svg:x="7.8cm" svg:y="8.161cm">
            <draw:text-box>
              <text:p><text:span text:style-name="T24">advanced</text:span></text:p>
            </draw:text-box>
          </draw:frame>
          <draw:frame draw:style-name="gr70" draw:text-style-name="P23" draw:layer="layout" svg:width="5.121cm" svg:height="2.603cm" svg:x="11.753cm" svg:y="9.266cm">
            <draw:text-box>
              <text:p text:style-name="P22"><text:span text:style-name="T23">energy balance</text:span></text:p>
              <text:p text:style-name="P22"><text:span text:style-name="T23">plant water balance</text:span></text:p>
              <text:p text:style-name="P22"><text:span text:style-name="T23">plant hydraulics</text:span></text:p>
              <text:p text:style-name="P22"><text:span text:style-name="T23">photosynthesis</text:span></text:p>
            </draw:text-box>
          </draw:frame>
          <draw:custom-shape draw:style-name="gr71" draw:text-style-name="P19" draw:layer="layout" svg:width="9.8cm" svg:height="3.391cm" svg:x="8.8cm" svg:y="12.2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4" draw:layer="layout" svg:width="2.813cm" svg:height="0.839cm" svg:x="8.801cm" svg:y="11.362cm">
            <draw:text-box>
              <text:p><text:span text:style-name="T24">basic</text:span></text:p>
            </draw:text-box>
          </draw:frame>
          <draw:frame draw:style-name="gr63" draw:text-style-name="P21" draw:layer="layout" svg:width="5.358cm" svg:height="0.878cm" svg:x="10.642cm" svg:y="3.322cm">
            <draw:text-box>
              <text:p><text:span text:style-name="T22">forest management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72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1" draw:text-style-name="P1" draw:layer="layout" svg:width="9.067cm" svg:height="13.371cm" svg:x="-0.7cm" svg:y="3.7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73" draw:text-style-name="P2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4" draw:text-style-name="P7" draw:layer="layout" svg:width="4.9cm" svg:height="1.476cm" svg:x="7.5cm" svg:y="1.724cm">
          <text:p text:style-name="P6"><text:span text:style-name="T25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5" draw:text-style-name="P7" draw:layer="layout" svg:width="5.696cm" svg:height="1.476cm" svg:x="20.004cm" svg:y="1.724cm">
          <text:p text:style-name="P6"><text:span text:style-name="T25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26" xml:id="id11" draw:id="id11" draw:layer="layout" svg:width="4.2cm" svg:height="0.79cm" svg:x="7.6cm" svg:y="3.925cm">
          <text:p text:style-name="P25"><text:span text:style-name="T26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7" draw:text-style-name="P28" xml:id="id9" draw:id="id9" draw:layer="layout" svg:width="5.53cm" svg:height="1.044cm" svg:x="19.67cm" svg:y="8.443cm">
          <text:p text:style-name="P27"><text:span text:style-name="T26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8" draw:text-style-name="P26" xml:id="id8" draw:id="id8" draw:layer="layout" svg:width="4cm" svg:height="1.026cm" svg:x="7.6cm" svg:y="5.817cm">
          <text:p text:style-name="P25"><text:span text:style-name="T26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9" draw:text-style-name="P30" draw:layer="layout" svg:width="4.052cm" svg:height="0.952cm" svg:x="13.448cm" svg:y="3.6cm">
          <text:p text:style-name="P29"><text:span text:style-name="T27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0" draw:text-style-name="P32" xml:id="id10" draw:id="id10" draw:layer="layout" svg:width="4.386cm" svg:height="0.897cm" svg:x="19.614cm" svg:y="5.903cm">
          <text:p text:style-name="P31"><text:span text:style-name="T26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1" draw:text-style-name="P30" draw:layer="layout" svg:width="5.4cm" svg:height="0.6cm" svg:x="12.6cm" svg:y="9.657cm">
          <text:p text:style-name="P29"><text:span text:style-name="T27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2" draw:text-style-name="P26" xml:id="id13" draw:id="id13" draw:layer="layout" svg:width="3.6cm" svg:height="1.026cm" svg:x="6.8cm" svg:y="12.507cm">
          <text:p text:style-name="P25"><text:span text:style-name="T26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3" draw:text-style-name="P26" xml:id="id16" draw:id="id16" draw:layer="layout" svg:width="5.066cm" svg:height="1.026cm" svg:x="19.527cm" svg:y="13.123cm">
          <text:p text:style-name="P25"><text:span text:style-name="T26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1" draw:text-style-name="P30" draw:layer="layout" svg:width="5.4cm" svg:height="0.6cm" svg:x="12.8cm" svg:y="14.4cm">
          <text:p text:style-name="P29"><text:span text:style-name="T27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4" draw:text-style-name="P26" xml:id="id14" draw:id="id14" draw:layer="layout" svg:width="5.537cm" svg:height="1.026cm" svg:x="19.472cm" svg:y="11.368cm">
          <text:p text:style-name="P25"><text:span text:style-name="T26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5" draw:text-style-name="P28" xml:id="id15" draw:id="id15" draw:layer="layout" svg:width="3.51cm" svg:height="1.304cm" svg:x="8.69cm" svg:y="11.268cm">
          <text:p text:style-name="P27"><text:span text:style-name="T26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81" draw:text-style-name="P30" draw:layer="layout" svg:width="5.4cm" svg:height="0.6cm" svg:x="13cm" svg:y="8.22cm">
          <text:p text:style-name="P29"><text:span text:style-name="T27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6" draw:text-style-name="P30" draw:layer="layout" svg:width="5.8cm" svg:height="0.952cm" svg:x="12.6cm" svg:y="5.585cm">
          <text:p text:style-name="P29"><text:span text:style-name="T27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87" draw:text-style-name="P1" draw:layer="layout" svg:x1="11.484cm" svg:y1="5.817cm" svg:x2="10.468cm" svg:y2="4.718cm">
          <text:p/>
        </draw:line>
        <draw:line draw:name="Line 29" draw:style-name="gr88" draw:text-style-name="P1" draw:layer="layout" svg:x1="13.516cm" svg:y1="12.284cm" svg:x2="18.527cm" svg:y2="13.808cm">
          <text:p/>
        </draw:line>
        <draw:custom-shape draw:name="CustomShape 30" draw:style-name="gr89" draw:text-style-name="P1" draw:layer="layout" svg:width="4.854cm" svg:height="0.137cm" svg:x="13.716cm" svg:y="11.16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90" draw:text-style-name="P30" draw:layer="layout" svg:width="5.2cm" svg:height="0.952cm" svg:x="13cm" svg:y="11.238cm">
          <text:p text:style-name="P29"><text:span text:style-name="T27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1" draw:text-style-name="P26" xml:id="id17" draw:id="id17" draw:layer="layout" svg:width="5.391cm" svg:height="1.086cm" svg:x="19.409cm" svg:y="15.959cm">
          <text:p text:style-name="P25"><text:span text:style-name="T26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87" draw:text-style-name="P1" draw:layer="layout" svg:x1="11.484cm" svg:y1="11.268cm" svg:x2="10.214cm" svg:y2="4.718cm">
          <text:p/>
        </draw:line>
        <draw:custom-shape draw:name="CustomShape 35" draw:style-name="gr92" draw:text-style-name="P1" draw:layer="layout" svg:width="5.404cm" svg:height="0.003cm" svg:x="13.508cm" svg:y="5.70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93" draw:text-style-name="P34" draw:layer="layout" svg:width="5.909cm" svg:height="0.718cm" svg:x="12.891cm" svg:y="2.424cm">
          <text:p text:style-name="P33"><text:span text:style-name="T28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87" draw:text-style-name="P1" draw:layer="layout" svg:x1="21.782cm" svg:y1="12.538cm" svg:x2="22.798cm" svg:y2="13.3cm">
          <text:p/>
        </draw:line>
        <draw:custom-shape draw:name="CustomShape 42" draw:style-name="gr94" draw:text-style-name="P36" draw:layer="layout" svg:width="5.2cm" svg:height="0.6cm" svg:x="13cm" svg:y="12.884cm">
          <text:p text:style-name="P35"><text:span text:style-name="T27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5" draw:text-style-name="P26" xml:id="id18" draw:id="id18" draw:layer="layout" svg:width="4.937cm" svg:height="1.521cm" svg:x="7.663cm" svg:y="15.7cm">
          <text:p text:style-name="P25"><text:span text:style-name="T26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88" draw:text-style-name="P1" draw:layer="layout" svg:x1="8.182cm" svg:y1="12.03cm" svg:x2="9.51cm" svg:y2="4.615cm">
          <text:p/>
        </draw:line>
        <draw:custom-shape draw:name="CustomShape 45" draw:style-name="gr96" draw:text-style-name="P30" draw:layer="layout" svg:width="5.6cm" svg:height="0.952cm" svg:x="13cm" svg:y="15.5cm">
          <text:p text:style-name="P29"><text:span text:style-name="T27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88" draw:text-style-name="P1" draw:layer="layout" svg:x1="10.368cm" svg:y1="10.406cm" svg:x2="8.69cm" svg:y2="12.03cm">
          <text:p/>
        </draw:line>
        <draw:line draw:name="Line 47" draw:style-name="gr88" draw:text-style-name="P1" draw:layer="layout" svg:x1="0cm" svg:y1="0cm" svg:x2="0.001cm" svg:y2="0.001cm">
          <text:p/>
        </draw:line>
        <draw:connector draw:style-name="gr97" draw:text-style-name="P37" draw:layer="layout" svg:x1="9.6cm" svg:y1="6.843cm" svg:x2="19.67cm" svg:y2="8.965cm" draw:start-shape="id8" draw:start-glue-point="2" draw:end-shape="id9" draw:end-glue-point="3" svg:d="M9600 6843v2122h10070" svg:viewBox="0 0 10071 2123">
          <text:p/>
        </draw:connector>
        <draw:connector draw:style-name="gr98" draw:text-style-name="P37" draw:layer="layout" draw:type="line" svg:x1="11.6cm" svg:y1="6.33cm" svg:x2="19.614cm" svg:y2="6.351cm" draw:start-shape="id8" draw:start-glue-point="1" draw:end-shape="id10" draw:end-glue-point="3" svg:d="M11600 6330l8014 21" svg:viewBox="0 0 8015 22">
          <text:p/>
        </draw:connector>
        <draw:connector draw:style-name="gr99" draw:text-style-name="P37" draw:layer="layout" draw:type="line" svg:x1="11.8cm" svg:y1="4.32cm" svg:x2="19.614cm" svg:y2="4.351cm" draw:start-shape="id11" draw:start-glue-point="1" draw:end-shape="id12" draw:end-glue-point="3" svg:d="M11800 4320l7814 31" svg:viewBox="0 0 7815 32">
          <text:p/>
        </draw:connector>
        <draw:connector draw:style-name="gr97" draw:text-style-name="P37" draw:layer="layout" draw:line-skew="-0.74cm" svg:x1="22.435cm" svg:y1="9.487cm" svg:x2="8.6cm" svg:y2="12.507cm" draw:start-shape="id9" draw:start-glue-point="2" draw:end-shape="id13" draw:end-glue-point="0" svg:d="M22435 9487v770h-13835v2250" svg:viewBox="0 0 13836 3021">
          <text:p/>
        </draw:connector>
        <draw:connector draw:style-name="gr97" draw:text-style-name="P37" draw:layer="layout" draw:type="line" svg:x1="19.472cm" svg:y1="11.881cm" svg:x2="12.2cm" svg:y2="11.92cm" draw:start-shape="id14" draw:start-glue-point="3" draw:end-shape="id15" draw:end-glue-point="1" svg:d="M19472 11881l-7272 39" svg:viewBox="0 0 7273 40">
          <text:p/>
        </draw:connector>
        <draw:connector draw:style-name="gr97" draw:text-style-name="P37" draw:layer="layout" svg:x1="10.445cm" svg:y1="12.572cm" svg:x2="19.527cm" svg:y2="13.636cm" draw:start-shape="id15" draw:start-glue-point="2" draw:end-shape="id16" draw:end-glue-point="3" svg:d="M10445 12572v1064h9082" svg:viewBox="0 0 9083 1065">
          <text:p/>
        </draw:connector>
        <draw:connector draw:style-name="gr97" draw:text-style-name="P37" draw:layer="layout" draw:type="line" svg:x1="19.409cm" svg:y1="16.502cm" svg:x2="12.6cm" svg:y2="16.46cm" draw:start-shape="id17" draw:start-glue-point="3" draw:end-shape="id18" draw:end-glue-point="1" svg:d="M19409 16502l-6809-42" svg:viewBox="0 0 6810 43">
          <text:p/>
        </draw:connector>
        <draw:connector draw:style-name="gr97" draw:text-style-name="P37" draw:layer="layout" draw:line-skew="0.351cm" svg:x1="22.06cm" svg:y1="14.149cm" svg:x2="8.6cm" svg:y2="13.533cm" draw:start-shape="id16" draw:start-glue-point="2" draw:end-shape="id13" draw:end-glue-point="2" svg:d="M22060 14149v884h-13460v-1500" svg:viewBox="0 0 13461 1501">
          <text:p/>
        </draw:connector>
        <draw:custom-shape draw:name="CustomShape 12_0" draw:style-name="gr80" draw:text-style-name="P28" xml:id="id12" draw:id="id12" draw:layer="layout" svg:width="4.386cm" svg:height="0.897cm" svg:x="19.614cm" svg:y="3.903cm">
          <text:p text:style-name="P27"><text:span text:style-name="T26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style-name="gr100" draw:text-style-name="P39" draw:layer="layout" svg:width="2.2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4.8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9.6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14.3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23.9cm" svg:y="0cm">
          <text:p/>
          <draw:enhanced-geometry svg:viewBox="0 0 21600 21600" draw:type="rectangle" draw:enhanced-path="M 0 0 L 21600 0 21600 21600 0 21600 0 0 Z N"/>
        </draw:custom-shape>
        <draw:custom-shape draw:name="CustomShape 8_0" draw:style-name="gr101" draw:text-style-name="P41" draw:layer="layout" svg:width="2.4cm" svg:height="1.026cm" svg:x="0cm" svg:y="0cm">
          <text:p text:style-name="P40"><text:span text:style-name="T29">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" draw:style-name="gr102" draw:text-style-name="P41" draw:layer="layout" svg:width="2.4cm" svg:height="0.8cm" svg:x="4.7cm" svg:y="0cm">
          <text:p text:style-name="P40"><text:span text:style-name="T29">10-2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" draw:style-name="gr102" draw:text-style-name="P41" draw:layer="layout" svg:width="2.4cm" svg:height="0.8cm" svg:x="9.5cm" svg:y="0cm">
          <text:p text:style-name="P40"><text:span text:style-name="T29">30-4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3" draw:style-name="gr102" draw:text-style-name="P41" draw:layer="layout" svg:width="2.4cm" svg:height="0.8cm" svg:x="14.2cm" svg:y="0cm">
          <text:p text:style-name="P40"><text:span text:style-name="T29">50-6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4" draw:style-name="gr102" draw:text-style-name="P41" draw:layer="layout" svg:width="2.4cm" svg:height="0.8cm" svg:x="19cm" svg:y="0cm">
          <text:p text:style-name="P40"><text:span text:style-name="T29">70-8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5" draw:style-name="gr102" draw:text-style-name="P41" draw:layer="layout" svg:width="2.4cm" svg:height="0.8cm" svg:x="23.9cm" svg:y="0cm">
          <text:p text:style-name="P40"><text:span text:style-name="T30">1</text:span><text:span text:style-name="T29">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6" draw:style-name="gr103" draw:text-style-name="P30" xml:id="id20" draw:id="id20" draw:layer="layout" svg:width="1.8cm" svg:height="0.9cm" svg:x="0cm" svg:y="2.4cm">
          <text:p text:style-name="P29"><text:span text:style-name="T31">Hm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7" draw:style-name="gr104" draw:text-style-name="P30" xml:id="id21" draw:id="id21" draw:layer="layout" svg:width="2.2cm" svg:height="0.9cm" svg:x="0cm" svg:y="3.399cm">
          <text:p text:style-name="P29"><text:span text:style-name="T31">Life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8" draw:style-name="gr105" draw:text-style-name="P30" xml:id="id23" draw:id="id23" draw:layer="layout" svg:width="2cm" svg:height="0.9cm" svg:x="0cm" svg:y="4.373cm">
          <text:p text:style-name="P29"><text:span text:style-name="T31">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9" draw:style-name="gr106" draw:text-style-name="P30" xml:id="id19" draw:id="id19" draw:layer="layout" svg:width="2.6cm" svg:height="1.4cm" svg:x="3.6cm" svg:y="2.1cm">
          <text:p text:style-name="P29"><text:span text:style-name="T32">Shrub allometries</text:span></text:p>
          <text:p text:style-name="P29"><text:span text:style-name="T31">(1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42" draw:layer="layout" draw:type="line" svg:x1="3.6cm" svg:y1="2.8cm" svg:x2="1.8cm" svg:y2="2.85cm" draw:start-shape="id19" draw:start-glue-point="3" draw:end-shape="id20" draw:end-glue-point="1" svg:d="M3600 2800l-1800 50" svg:viewBox="0 0 1801 51">
          <text:p/>
        </draw:connector>
        <draw:connector draw:style-name="gr107" draw:text-style-name="P42" draw:layer="layout" draw:type="line" svg:x1="3.6cm" svg:y1="2.8cm" svg:x2="2.2cm" svg:y2="3.849cm" draw:start-shape="id19" draw:start-glue-point="3" draw:end-shape="id21" draw:end-glue-point="1" svg:d="M3600 2800l-1400 1049" svg:viewBox="0 0 1401 1050">
          <text:p/>
        </draw:connector>
        <draw:custom-shape draw:name="CustomShape 8_10" draw:style-name="gr103" draw:text-style-name="P26" xml:id="id25" draw:id="id25" draw:layer="layout" svg:width="1.8cm" svg:height="0.9cm" svg:x="0.1cm" svg:y="11.8cm">
          <text:p text:style-name="P25"><text:span text:style-name="T31">Fami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1" draw:style-name="gr106" draw:text-style-name="P30" xml:id="id22" draw:id="id22" draw:layer="layout" svg:width="2.6cm" svg:height="1.4cm" svg:x="16.6cm" svg:y="1.8cm">
          <text:p text:style-name="P29"><text:span text:style-name="T32">Tree allometries</text:span></text:p>
          <text:p text:style-name="P29"><text:span text:style-name="T31">(6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6.6cm" svg:y1="2.5cm" svg:x2="2cm" svg:y2="4.823cm" draw:start-shape="id22" draw:start-glue-point="3" draw:end-shape="id23" draw:end-glue-point="1" svg:d="M16600 2500l-14600 2323" svg:viewBox="0 0 14601 2324">
          <text:p/>
        </draw:connector>
        <draw:custom-shape draw:name="CustomShape 8_12" draw:style-name="gr109" draw:text-style-name="P26" xml:id="id24" draw:id="id24" draw:layer="layout" svg:width="3.5cm" svg:height="1.2cm" svg:x="16.2cm" svg:y="8.486cm">
          <text:p text:style-name="P25"><text:span text:style-name="T31">StemAF/conduit2sapwood</text:span></text:p>
          <text:p text:style-name="P25"><text:span text:style-name="T31">(67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6.2cm" svg:y1="9.086cm" svg:x2="1.9cm" svg:y2="12.25cm" draw:start-shape="id24" draw:start-glue-point="3" draw:end-shape="id25" draw:end-glue-point="1" svg:d="M16200 9086l-14300 3164" svg:viewBox="0 0 14301 3165">
          <text:p/>
        </draw:connector>
        <draw:custom-shape draw:name="CustomShape 8_13" draw:style-name="gr110" draw:text-style-name="P26" xml:id="id27" draw:id="id27" draw:layer="layout" svg:width="3.2cm" svg:height="0.9cm" svg:x="0cm" svg:y="0.973cm">
          <text:p text:style-name="P25"><text:span text:style-name="T31">Phenology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4" draw:style-name="gr111" draw:text-style-name="P44" xml:id="id26" draw:id="id26" draw:layer="layout" svg:width="2.7cm" svg:height="1.227cm" svg:x="21.6cm" svg:y="0.673cm">
          <text:p text:style-name="P43"><text:span text:style-name="T33">Leaf phenology</text:span></text:p>
          <text:p text:style-name="P43"><text:span text:style-name="T31">(9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2" draw:text-style-name="P37" draw:layer="layout" draw:type="line" svg:x1="21.6cm" svg:y1="1.286cm" svg:x2="3.2cm" svg:y2="1.423cm" draw:start-shape="id26" draw:start-glue-point="3" draw:end-shape="id27" draw:end-glue-point="1" svg:d="M21600 1286l-18400 137" svg:viewBox="0 0 18401 138">
          <text:p/>
        </draw:connector>
        <draw:custom-shape draw:name="CustomShape 8_15" draw:style-name="gr113" draw:text-style-name="P26" xml:id="id47" draw:id="id47" draw:layer="layout" svg:width="2.422cm" svg:height="0.8cm" svg:x="-0.122cm" svg:y="5.3cm">
          <text:p text:style-name="P25"><text:span text:style-name="T31">Leaf 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6" draw:style-name="gr114" draw:text-style-name="P26" xml:id="id28" draw:id="id28" draw:layer="layout" svg:width="1.4cm" svg:height="1.2cm" svg:x="3.4cm" svg:y="7.3cm">
          <text:p text:style-name="P25"><text:span text:style-name="T31">SLA</text:span></text:p>
          <text:p text:style-name="P25"><text:span text:style-name="T31">(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3.4cm" svg:y1="7.9cm" svg:x2="2.4cm" svg:y2="6.45cm" draw:start-shape="id28" draw:start-glue-point="3" draw:end-shape="id29" draw:end-glue-point="6" svg:d="M3400 7900l-1000-1450" svg:viewBox="0 0 1001 1451">
          <text:p/>
        </draw:connector>
        <draw:custom-shape draw:name="CustomShape 8_17" draw:style-name="gr113" draw:text-style-name="P26" draw:layer="layout" svg:width="2.422cm" svg:height="0.8cm" svg:x="-0.222cm" svg:y="6.8cm">
          <text:p text:style-name="P25"><text:span text:style-name="T31">Leaf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5" draw:text-style-name="P45" xml:id="id29" draw:id="id29" draw:layer="layout" svg:width="0.4cm" svg:height="2.1cm" svg:x="2cm" svg:y="5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CustomShape 8_19" draw:style-name="gr102" draw:text-style-name="P41" draw:layer="layout" svg:width="2.4cm" svg:height="0.8cm" svg:x="2.2cm" svg:y="0cm">
          <text:p text:style-name="P40"><text:span text:style-name="T29">0-1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7.1cm" svg:y1="7.7cm" svg:x2="2.4cm" svg:y2="6.45cm" draw:start-shape="id30" draw:start-glue-point="3" draw:end-shape="id29" draw:end-glue-point="6" svg:d="M7100 7700l-4700-1250" svg:viewBox="0 0 4701 1251">
          <text:p/>
        </draw:connector>
        <draw:custom-shape draw:name="CustomShape 8_20" draw:style-name="gr102" draw:text-style-name="P41" draw:layer="layout" svg:width="2.4cm" svg:height="0.8cm" svg:x="7.2cm" svg:y="0cm">
          <text:p text:style-name="P40"><text:span text:style-name="T29">20-3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1" draw:style-name="gr102" draw:text-style-name="P41" draw:layer="layout" svg:width="2.4cm" svg:height="0.8cm" svg:x="12cm" svg:y="0cm">
          <text:p text:style-name="P40"><text:span text:style-name="T29">40-5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2" draw:style-name="gr102" draw:text-style-name="P41" draw:layer="layout" svg:width="2.4cm" svg:height="0.8cm" svg:x="21.3cm" svg:y="0cm">
          <text:p text:style-name="P40"><text:span text:style-name="T29">80-9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3" draw:style-name="gr102" draw:text-style-name="P41" draw:layer="layout" svg:width="2.4cm" svg:height="0.8cm" svg:x="16.6cm" svg:y="0cm">
          <text:p text:style-name="P40"><text:span text:style-name="T29">60-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4" draw:style-name="gr116" draw:text-style-name="P26" xml:id="id31" draw:id="id31" draw:layer="layout" svg:width="2.5cm" svg:height="1.2cm" svg:x="21.3cm" svg:y="6.6cm">
          <text:p text:style-name="P25"><text:span text:style-name="T31">WUE</text:span></text:p>
          <text:p text:style-name="P25"><text:span text:style-name="T31">(82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1.3cm" svg:y1="7.2cm" svg:x2="1.9cm" svg:y2="12.25cm" draw:start-shape="id31" draw:start-glue-point="3" draw:end-shape="id25" draw:end-glue-point="1" svg:d="M21300 7200l-19400 5050" svg:viewBox="0 0 19401 5051">
          <text:p/>
        </draw:connector>
        <draw:custom-shape draw:name="CustomShape 8_25" draw:style-name="gr117" draw:text-style-name="P26" xml:id="id32" draw:id="id32" draw:layer="layout" svg:width="1.9cm" svg:height="1.2cm" svg:x="14.544cm" svg:y="7.079cm">
          <text:p text:style-name="P25"><text:span text:style-name="T31">Al2As</text:span></text:p>
          <text:p text:style-name="P25"><text:span text:style-name="T31">(5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4.544cm" svg:y1="7.679cm" svg:x2="1.9cm" svg:y2="12.25cm" draw:start-shape="id32" draw:start-glue-point="3" draw:end-shape="id25" draw:end-glue-point="1" svg:d="M14544 7679l-12644 4571" svg:viewBox="0 0 12645 4572">
          <text:p/>
        </draw:connector>
        <draw:custom-shape draw:name="CustomShape 8_26" draw:style-name="gr118" draw:text-style-name="P26" xml:id="id33" draw:id="id33" draw:layer="layout" svg:width="1.7cm" svg:height="1.2cm" svg:x="15.4cm" svg:y="5.2cm">
          <text:p text:style-name="P25"><text:span text:style-name="T31">r635</text:span></text:p>
          <text:p text:style-name="P25"><text:span text:style-name="T31">(6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5.4cm" svg:y1="5.8cm" svg:x2="2.4cm" svg:y2="6.45cm" draw:start-shape="id33" draw:start-glue-point="3" draw:end-shape="id29" draw:end-glue-point="6" svg:d="M15400 5800l-13000 650" svg:viewBox="0 0 13001 651">
          <text:p/>
        </draw:connector>
        <draw:custom-shape draw:name="CustomShape 8_18" draw:style-name="gr116" draw:text-style-name="P26" xml:id="id30" draw:id="id30" draw:layer="layout" svg:width="2.5cm" svg:height="1.2cm" svg:x="7.1cm" svg:y="7.1cm">
          <text:p text:style-name="P25"><text:span text:style-name="T31">LeafWidth</text:span></text:p>
          <text:p text:style-name="P25"><text:span text:style-name="T31">(2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7" draw:style-name="gr119" draw:text-style-name="P26" xml:id="id34" draw:id="id34" draw:layer="layout" svg:width="2.8cm" svg:height="1.2cm" svg:x="3.6cm" svg:y="17.4cm">
          <text:p text:style-name="P25"><text:span text:style-name="T31">WoodDensity</text:span></text:p>
          <text:p text:style-name="P25"><text:span text:style-name="T31">(11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3.6cm" svg:y1="18cm" svg:x2="1.9cm" svg:y2="12.25cm" draw:start-shape="id34" draw:start-glue-point="3" draw:end-shape="id25" draw:end-glue-point="1" svg:d="M3600 18000l-1700-5750" svg:viewBox="0 0 1701 5751">
          <text:p/>
        </draw:connector>
        <draw:custom-shape draw:name="CustomShape 8_28" draw:style-name="gr119" draw:text-style-name="P26" xml:id="id35" draw:id="id35" draw:layer="layout" svg:width="2.8cm" svg:height="1.2cm" svg:x="7cm" svg:y="8.3cm">
          <text:p text:style-name="P25"><text:span text:style-name="T31">LeafDensity</text:span></text:p>
          <text:p text:style-name="P25"><text:span text:style-name="T31">(28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7cm" svg:y1="8.9cm" svg:x2="1.9cm" svg:y2="12.25cm" draw:start-shape="id35" draw:start-glue-point="3" draw:end-shape="id25" draw:end-glue-point="1" svg:d="M7000 8900l-5100 3350" svg:viewBox="0 0 5101 3351">
          <text:p/>
        </draw:connector>
        <draw:custom-shape draw:name="CustomShape 8_29" draw:style-name="gr120" draw:text-style-name="P26" xml:id="id36" draw:id="id36" draw:layer="layout" svg:width="2.7cm" svg:height="1.2cm" svg:x="23.336cm" svg:y="17.241cm">
          <text:p text:style-name="P25"><text:span text:style-name="T31">StemPI0 / StemEPS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3.336cm" svg:y1="17.841cm" svg:x2="6.4cm" svg:y2="18cm" draw:start-shape="id36" draw:start-glue-point="3" draw:end-shape="id34" draw:end-glue-point="1" svg:d="M23336 17841l-16936 159" svg:viewBox="0 0 16937 160">
          <text:p/>
        </draw:connector>
        <draw:custom-shape draw:name="CustomShape 8_30" draw:style-name="gr121" draw:text-style-name="P26" xml:id="id37" draw:id="id37" draw:layer="layout" svg:width="1.6cm" svg:height="1.2cm" svg:x="9.9cm" svg:y="10.2cm">
          <text:p text:style-name="P25"><text:span text:style-name="T31">P50</text:span></text:p>
          <text:p text:style-name="P25"><text:span text:style-name="T31">(3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9.9cm" svg:y1="10.8cm" svg:x2="1.9cm" svg:y2="12.25cm" draw:start-shape="id37" draw:start-glue-point="3" draw:end-shape="id25" draw:end-glue-point="1" svg:d="M9900 10800l-8000 1450" svg:viewBox="0 0 8001 1451">
          <text:p/>
        </draw:connector>
        <draw:custom-shape draw:name="CustomShape 8_31" draw:style-name="gr117" draw:text-style-name="P26" xml:id="id38" draw:id="id38" draw:layer="layout" svg:width="1.9cm" svg:height="1.2cm" svg:x="12.4cm" svg:y="10.6cm">
          <text:p text:style-name="P25"><text:span text:style-name="T31">VCstem</text:span></text:p>
          <text:p text:style-name="P25"><text:span text:style-name="T31">(4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2.4cm" svg:y1="11.2cm" svg:x2="11.5cm" svg:y2="10.8cm" draw:start-shape="id38" draw:start-glue-point="3" draw:end-shape="id37" draw:end-glue-point="1" svg:d="M12400 11200l-900-400" svg:viewBox="0 0 901 401">
          <text:p/>
        </draw:connector>
        <draw:custom-shape draw:name="CustomShape 8_32" draw:style-name="gr117" draw:text-style-name="P26" xml:id="id39" draw:id="id39" draw:layer="layout" svg:width="1.9cm" svg:height="1.2cm" svg:x="24.1cm" svg:y="8.9cm">
          <text:p text:style-name="P25"><text:span text:style-name="T31">VCroot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4.1cm" svg:y1="9.5cm" svg:x2="11.5cm" svg:y2="10.8cm" draw:start-shape="id39" draw:start-glue-point="3" draw:end-shape="id37" draw:end-glue-point="1" svg:d="M24100 9500l-12600 1300" svg:viewBox="0 0 12601 1301">
          <text:p/>
        </draw:connector>
        <draw:custom-shape draw:name="CustomShape 8_33" draw:style-name="gr121" draw:text-style-name="P26" xml:id="id41" draw:id="id41" draw:layer="layout" svg:width="1.6cm" svg:height="1.2cm" svg:x="14.6cm" svg:y="11.2cm">
          <text:p text:style-name="P25"><text:span text:style-name="T31">Ptlp</text:span></text:p>
          <text:p text:style-name="P25"><text:span text:style-name="T31">(5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34" draw:style-name="gr122" draw:text-style-name="P26" xml:id="id40" draw:id="id40" draw:layer="layout" svg:width="2.136cm" svg:height="1.2cm" svg:x="17cm" svg:y="12.404cm">
          <text:p text:style-name="P25"><text:span text:style-name="T31">LeafPI0 / LeafEPS</text:span></text:p>
          <text:p text:style-name="P25"><text:span text:style-name="T31">(69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7cm" svg:y1="13.004cm" svg:x2="1.9cm" svg:y2="12.25cm" draw:start-shape="id40" draw:start-glue-point="3" draw:end-shape="id25" draw:end-glue-point="1" svg:d="M17000 13004l-15100-754" svg:viewBox="0 0 15101 755">
          <text:p/>
        </draw:connector>
        <draw:connector draw:style-name="gr108" draw:text-style-name="P37" draw:layer="layout" draw:type="line" svg:x1="16.2cm" svg:y1="11.8cm" svg:x2="17cm" svg:y2="13.004cm" draw:start-shape="id41" draw:start-glue-point="1" draw:end-shape="id40" draw:end-glue-point="3" svg:d="M16200 11800l800 1204" svg:viewBox="0 0 801 1205">
          <text:p/>
        </draw:connector>
        <draw:custom-shape draw:name="CustomShape 8_35" draw:style-name="gr123" draw:text-style-name="P26" xml:id="id42" draw:id="id42" draw:layer="layout" svg:width="2.2cm" svg:height="1.2cm" svg:x="23.9cm" svg:y="11.1cm">
          <text:p text:style-name="P25"><text:span text:style-name="T31">VCleaf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3.9cm" svg:y1="11.7cm" svg:x2="16.2cm" svg:y2="11.8cm" draw:start-shape="id42" draw:start-glue-point="3" draw:end-shape="id41" draw:end-glue-point="1" svg:d="M23900 11700l-7700 100" svg:viewBox="0 0 7701 101">
          <text:p/>
        </draw:connector>
        <draw:custom-shape draw:name="CustomShape 8_36" draw:style-name="gr124" draw:text-style-name="P26" xml:id="id43" draw:id="id43" draw:layer="layout" svg:width="2cm" svg:height="1.2cm" svg:x="18.8cm" svg:y="14.2cm">
          <text:p text:style-name="P25"><text:span text:style-name="T31">Gswmax</text:span></text:p>
          <text:p text:style-name="P25"><text:span text:style-name="T31">(72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8.8cm" svg:y1="14.8cm" svg:x2="1.9cm" svg:y2="12.25cm" draw:start-shape="id43" draw:start-glue-point="3" draw:end-shape="id25" draw:end-glue-point="1" svg:d="M18800 14800l-16900-2550" svg:viewBox="0 0 16901 2551">
          <text:p/>
        </draw:connector>
        <draw:custom-shape draw:name="CustomShape 8_37" draw:style-name="gr124" draw:text-style-name="P26" xml:id="id44" draw:id="id44" draw:layer="layout" svg:width="2cm" svg:height="1.2cm" svg:x="17.5cm" svg:y="15.8cm">
          <text:p text:style-name="P25"><text:span text:style-name="T31">Gswmin</text:span></text:p>
          <text:p text:style-name="P25"><text:span text:style-name="T31">(68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7.5cm" svg:y1="16.4cm" svg:x2="1.9cm" svg:y2="12.25cm" draw:start-shape="id44" draw:start-glue-point="3" draw:end-shape="id25" draw:end-glue-point="1" svg:d="M17500 16400l-15600-4150" svg:viewBox="0 0 15601 4151">
          <text:p/>
        </draw:connector>
        <draw:custom-shape draw:name="CustomShape 8_38" draw:style-name="gr125" draw:text-style-name="P26" xml:id="id45" draw:id="id45" draw:layer="layout" svg:width="2.3cm" svg:height="1.2cm" svg:x="23.9cm" svg:y="14.2cm">
          <text:p text:style-name="P25"><text:span text:style-name="T31">kmax_leaf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3.9cm" svg:y1="14.8cm" svg:x2="20.8cm" svg:y2="14.8cm" draw:start-shape="id45" draw:start-glue-point="3" draw:end-shape="id43" draw:end-glue-point="1" svg:d="M23900 14800h-3100" svg:viewBox="0 0 3101 1">
          <text:p/>
        </draw:connector>
        <draw:custom-shape draw:name="CustomShape 8_39" draw:style-name="gr116" draw:text-style-name="P26" xml:id="id46" draw:id="id46" draw:layer="layout" svg:width="2.5cm" svg:height="1.2cm" svg:x="23.6cm" svg:y="4.3cm">
          <text:p text:style-name="P25"><text:span text:style-name="T32">Interception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2" draw:text-style-name="P37" draw:layer="layout" draw:type="line" svg:x1="23.6cm" svg:y1="4.9cm" svg:x2="2.3cm" svg:y2="5.7cm" draw:start-shape="id46" draw:start-glue-point="3" draw:end-shape="id47" draw:end-glue-point="1" svg:d="M23600 4900l-21300 800" svg:viewBox="0 0 21301 801">
          <text:p/>
        </draw:connector>
        <draw:custom-shape draw:name="CustomShape 8_40" draw:style-name="gr116" draw:text-style-name="P26" xml:id="id48" draw:id="id48" draw:layer="layout" svg:width="2.5cm" svg:height="1.2cm" svg:x="13.3cm" svg:y="14.3cm">
          <text:p text:style-name="P25"><text:span text:style-name="T31">Kmax_stem</text:span></text:p>
          <text:p text:style-name="P25"><text:span text:style-name="T31">(5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3.3cm" svg:y1="14.9cm" svg:x2="1.9cm" svg:y2="12.25cm" draw:start-shape="id48" draw:start-glue-point="3" draw:end-shape="id25" draw:end-glue-point="1" svg:d="M13300 14900l-11400-2650" svg:viewBox="0 0 11401 2651">
          <text:p/>
        </draw:connector>
        <draw:connector draw:style-name="gr126" draw:text-style-name="P37" draw:layer="layout" draw:type="line" svg:x1="21.3cm" svg:y1="7.2cm" svg:x2="2.4cm" svg:y2="6.45cm" draw:start-shape="id31" draw:start-glue-point="3" draw:end-shape="id29" draw:end-glue-point="6" svg:d="M21300 7200l-18900-750" svg:viewBox="0 0 18901 751">
          <text:p/>
        </draw:connector>
        <draw:connector draw:style-name="gr126" draw:text-style-name="P37" draw:layer="layout" draw:type="line" svg:x1="14.544cm" svg:y1="7.679cm" svg:x2="2.4cm" svg:y2="6.45cm" draw:start-shape="id32" draw:start-glue-point="3" draw:end-shape="id29" draw:end-glue-point="6" svg:d="M14544 7679l-12144-1229" svg:viewBox="0 0 12145 1230">
          <text:p/>
        </draw:connector>
        <draw:connector draw:style-name="gr126" draw:text-style-name="P37" draw:layer="layout" draw:type="line" svg:x1="13.3cm" svg:y1="14.9cm" svg:x2="2cm" svg:y2="4.823cm" draw:start-shape="id48" draw:start-glue-point="3" draw:end-shape="id23" draw:end-glue-point="1" svg:d="M13300 14900l-11300-10077" svg:viewBox="0 0 11301 10078">
          <text:p/>
        </draw:connector>
        <draw:connector draw:style-name="gr126" draw:text-style-name="P37" draw:layer="layout" draw:type="line" svg:x1="9.9cm" svg:y1="10.8cm" svg:x2="2cm" svg:y2="4.823cm" draw:start-shape="id37" draw:start-glue-point="3" svg:d="M9900 10800l-7900-5977" svg:viewBox="0 0 7901 5978">
          <text:p/>
        </draw:connector>
        <draw:custom-shape draw:name="CustomShape 8_41" draw:style-name="gr118" draw:text-style-name="P26" xml:id="id49" draw:id="id49" draw:layer="layout" svg:width="1.7cm" svg:height="1.2cm" svg:x="17.1cm" svg:y="3.9cm">
          <text:p text:style-name="P25"><text:span text:style-name="T31">SAV</text:span></text:p>
          <text:p text:style-name="P25"><text:span text:style-name="T31">(66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7.1cm" svg:y1="4.5cm" svg:x2="2.4cm" svg:y2="6.45cm" draw:start-shape="id49" draw:start-glue-point="3" draw:end-shape="id29" draw:end-glue-point="6" svg:d="M17100 4500l-14700 1950" svg:viewBox="0 0 14701 1951">
          <text:p/>
        </draw:connector>
        <draw:custom-shape draw:name="CustomShape 8_42" draw:style-name="gr116" draw:text-style-name="P26" xml:id="id50" draw:id="id50" draw:layer="layout" svg:width="2.5cm" svg:height="1.2cm" svg:x="14.6cm" svg:y="3.4cm">
          <text:p text:style-name="P25"><text:span text:style-name="T31">HeatContent</text:span></text:p>
          <text:p text:style-name="P25"><text:span text:style-name="T31">(57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4.6cm" svg:y1="4cm" svg:x2="2.4cm" svg:y2="6.45cm" draw:start-shape="id50" draw:start-glue-point="3" draw:end-shape="id29" draw:end-glue-point="6" svg:d="M14600 4000l-12200 2450" svg:viewBox="0 0 12201 2451">
          <text:p/>
        </draw:connector>
        <draw:custom-shape draw:name="CustomShape 8_43" draw:style-name="gr127" draw:text-style-name="P26" xml:id="id51" draw:id="id51" draw:layer="layout" svg:width="2.9cm" svg:height="1.2cm" svg:x="19.4cm" svg:y="5.7cm">
          <text:p text:style-name="P25"><text:span text:style-name="T31">LigninContent</text:span></text:p>
          <text:p text:style-name="P25"><text:span text:style-name="T31">(77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9.4cm" svg:y1="6.3cm" svg:x2="2.4cm" svg:y2="6.45cm" draw:start-shape="id51" draw:start-glue-point="3" draw:end-shape="id29" draw:end-glue-point="6" svg:d="M19400 6300l-17000 150" svg:viewBox="0 0 17001 151">
          <text:p/>
        </draw:connector>
        <draw:custom-shape draw:name="CustomShape 8_44" draw:style-name="gr128" draw:text-style-name="P26" xml:id="id52" draw:id="id52" draw:layer="layout" svg:width="1.8cm" svg:height="1.2cm" svg:x="4.2cm" svg:y="15.4cm">
          <text:p text:style-name="P25"><text:span text:style-name="T31">Narea</text:span></text:p>
          <text:p text:style-name="P25"><text:span text:style-name="T31">(11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4.2cm" svg:y1="16cm" svg:x2="1.9cm" svg:y2="12.25cm" draw:start-shape="id52" draw:start-glue-point="3" draw:end-shape="id25" draw:end-glue-point="1" svg:d="M4200 16000l-2300-3750" svg:viewBox="0 0 2301 3751">
          <text:p/>
        </draw:connector>
        <draw:custom-shape draw:name="CustomShape 8_45" draw:style-name="gr123" draw:text-style-name="P26" xml:id="id54" draw:id="id54" draw:layer="layout" svg:width="2.2cm" svg:height="1.2cm" svg:x="13.5cm" svg:y="16.7cm">
          <text:p text:style-name="P25"><text:span text:style-name="T31">Vmax298</text:span></text:p>
          <text:p text:style-name="P25"><text:span text:style-name="T31">(5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46" draw:style-name="gr123" draw:text-style-name="P26" xml:id="id53" draw:id="id53" draw:layer="layout" svg:width="2.2cm" svg:height="1.2cm" svg:x="16.2cm" svg:y="16.7cm">
          <text:p text:style-name="P25"><text:span text:style-name="T31">Jmax298</text:span></text:p>
          <text:p text:style-name="P25"><text:span text:style-name="T31">(62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6.2cm" svg:y1="17.3cm" svg:x2="15.7cm" svg:y2="17.3cm" draw:start-shape="id53" draw:start-glue-point="3" draw:end-shape="id54" draw:end-glue-point="1" svg:d="M16200 17300h-500" svg:viewBox="0 0 501 1">
          <text:p/>
        </draw:connector>
        <draw:connector draw:style-name="gr108" draw:text-style-name="P37" draw:layer="layout" draw:type="line" svg:x1="13.5cm" svg:y1="17.3cm" svg:x2="6cm" svg:y2="16cm" draw:start-shape="id54" draw:start-glue-point="3" draw:end-shape="id52" draw:end-glue-point="1" svg:d="M13500 17300l-7500-1300" svg:viewBox="0 0 7501 1301">
          <text:p/>
        </draw:connector>
        <draw:connector draw:style-name="gr108" draw:text-style-name="P37" draw:layer="layout" draw:type="line" svg:x1="13.5cm" svg:y1="17.324cm" svg:x2="4.1cm" svg:y2="8.5cm" draw:end-shape="id28" draw:end-glue-point="2" svg:d="M13500 17324l-9400-8824" svg:viewBox="0 0 9401 8825">
          <text:p/>
        </draw:connector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DejaVu Sans2" svg:font-family="'DejaVu Sans'"/>
    <style:font-face style:name="MS Mincho1" svg:font-family="'MS Mincho'"/>
    <style:font-face style:name="Symbol1" svg:font-family="Symbol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5:29:55</meta:creation-date>
    <meta:initial-creator>Miquel Decaceres</meta:initial-creator>
    <dc:language>ca-ES</dc:language>
    <dc:date>2022-03-04T16:44:15.832420892</dc:date>
    <meta:editing-cycles>190</meta:editing-cycles>
    <dc:title>Presentación de PowerPoint</dc:title>
    <meta:editing-duration>P1DT15H14M25S</meta:editing-duration>
    <meta:generator>LibreOffice/6.4.7.2$Linux_X86_64 LibreOffice_project/40$Build-2</meta:generator>
    <meta:document-statistic meta:object-count="76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